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9933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rebuchet MS"/>
    </style:style>
    <style:style style:name="P3" style:family="paragraph" style:parent-style-name="Standard">
      <style:paragraph-properties fo:text-align="start" style:justify-single-word="false"/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7" style:family="paragraph" style:parent-style-name="Text_20_body">
      <style:paragraph-properties fo:text-align="start" style:justify-single-word="false"/>
      <style:text-properties style:font-name="Trebuchet MS"/>
    </style:style>
    <style:style style:name="P8" style:family="paragraph" style:parent-style-name="Preformatted_20_Text">
      <style:paragraph-properties fo:margin-top="0cm" fo:margin-bottom="0.499cm"/>
    </style:style>
    <style:style style:name="T1" style:family="text">
      <style:text-properties style:font-name="Trebuchet MS"/>
    </style:style>
    <style:style style:name="T2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U TERMINAL</text:p>
      <text:p text:style-name="P2"/>
      <text:p text:style-name="P2">cd ~ = accède au dossier utilisateur (taper cd espace altgr et espace)</text:p>
      <text:p text:style-name="P2"/>
      <text:p text:style-name="P2">pwd = affiche le chemin réel du dossier où on se trouve</text:p>
      <text:p text:style-name="P2"/>
      <text:p text:style-name="P2">(atl + tab) = passe d'une appli à une autre</text:p>
      <text:p text:style-name="P2"/>
      <text:p text:style-name="P2">ll = affiche tous les dossiers de l'utilisateur</text:p>
      <text:p text:style-name="P2"/>
      <text:p text:style-name="P2">cd .. = revient au dossier précédent</text:p>
      <text:p text:style-name="P2"/>
      <text:p text:style-name="P2">ls -a = <text:s/>affiche les fichiers cachés</text:p>
      <text:p text:style-name="P2"/>
      <text:p text:style-name="P2">ls -l = affiches tous les dossiers utilisateur avec les infos des dossiers</text:p>
      <text:p text:style-name="P2"/>
      <text:p text:style-name="P2">-a et -l sont des options de ls. Plusieurs options peuvent être mises à la suite (ex : ls -al)</text:p>
      <text:p text:style-name="P2"/>
      <text:p text:style-name="P2">reset = remet le terminal à zéro</text:p>
      <text:p text:style-name="P2"/>
      <text:p text:style-name="P2">clear = descend le curseur</text:p>
      <text:p text:style-name="P2"/>
      <text:p text:style-name="P2">(ctrl + tab) = passe d'un fichier à l'autre quand il y a plusieurs onglets dans la même appli</text:p>
      <text:p text:style-name="P2"/>
      <text:p text:style-name="P2">sudo = force l'accès aux droits pour devenir le super utilisateur</text:p>
      <text:p text:style-name="P2"/>
      <text:p text:style-name="P2">echo = affiche moi</text:p>
      <text:p text:style-name="P2"/>
      <text:p text:style-name="P2">echo « je suis moisie » &gt; vieuxtacos.txt = met dans le dossier vieuxtacos.txt le texte « je suis moisie »</text:p>
      <text:p text:style-name="P2"/>
      <text:p text:style-name="P2">mv vieuxtacos.txt tacos.txt = sert à renommer un fichier (vieuxtacos.txt devient tacos.txt)</text:p>
      <text:p text:style-name="P2"/>
      <text:p text:style-name="P2">mv tacos.txt ~/Desktop/ = déplace le dossier tacos.txt vers Desktop (bureau)</text:p>
      <text:p text:style-name="P2"/>
      <text:p text:style-name="P2">mv ~/Desktop/tacos.txt . = bouge dans le dossier dans lequel je suis</text:p>
      <text:p text:style-name="P2"/>
      <text:p text:style-name="P2">rm tacos.txt = supprime le fichier</text:p>
      <text:p text:style-name="P2"/>
      <text:p text:style-name="P2">rm -r (+nom du dossier) = supprime un dossier complet</text:p>
      <text:p text:style-name="P2"/>
      <text:p text:style-name="P2">cp tacos.txt test/1.txt = copie le fichier tacos et copie le dans test/1.txt</text:p>
      <text:p text:style-name="P2"/>
      <text:p text:style-name="P2">usr/share = /opt</text:p>
      <text:p text:style-name="P2"/>
      <text:p text:style-name="P2">curl = permet d'aller chercher un fichier (ex : curl +URL)</text:p>
      <text:p text:style-name="P2"/>
      <text:p text:style-name="P2">ctrl+e = va à la fin de la ligne. ctrl+a = va au début de la ligne</text:p>
      <text:p text:style-name="P2"/>
      <text:p text:style-name="P2"><text:soft-page-break/>mkdir (+nom) = crée un répertoire (dossier)</text:p>
      <text:p text:style-name="P2"/>
      <text:p text:style-name="P2">mkdir -p quetes/shell/legumes quetes/shell/fruits = crée plusieurs répertoires intermédiaires</text:p>
      <text:p text:style-name="P2"/>
      <text:p text:style-name="P2"/>
      <text:p text:style-name="P2">rmdir quetes/shell/legumes = efface le répertoire vide</text:p>
      <text:p text:style-name="P2"/>
      <text:p text:style-name="P2">touch (+nom) = ajoute un fichier dans un dossier</text:p>
      <text:p text:style-name="P2"/>
      <text:p text:style-name="P2">touch (+nom +nom +nom)= ajoute plusieurs fichiers au dossier</text:p>
      <text:p text:style-name="P2"/>
      <text:p text:style-name="P2">cp pomme banane = copie le fichier pomme dans le fichier banane</text:p>
      <text:p text:style-name="P2"/>
      <text:p text:style-name="P2">cp pomme fruits/orange = copie le fichier pomme dans le fichier orange qui se trouve dans le dossier fruits</text:p>
      <text:p text:style-name="P2"/>
      <text:p text:style-name="P2">ls ; ls fruits = permet de lancer l'affichage des dossiers puis celui du dossier fruits</text:p>
      <text:p text:style-name="P2"/>
      <text:p text:style-name="P2">cp po* banane fruits/ = prends les fichiers commençant par « po » + le fichier banane et les copie dans fruits</text:p>
      <text:p text:style-name="P2"/>
      <text:p text:style-name="P2">*= tous les fichiers</text:p>
      <text:p text:style-name="P2"/>
      <text:p text:style-name="P2">po* = tous les fichiers commençant par « po »</text:p>
      <text:p text:style-name="P2"/>
      <text:p text:style-name="P2">cp -R fruits copie-de-fruits = copie tous le dossier fruits (avec les fichiers) dans « copie-de-fruits »</text:p>
      <text:p text:style-name="P2"/>
      <text:p text:style-name="P2">cr -R fruits copie-de-fruits /tmp/ = copie les 2 dossiers dans /tmp</text:p>
      <text:p text:style-name="P2"/>
      <text:p text:style-name="P2">find = lance le contenu de l'arborescence</text:p>
      <text:p text:style-name="P2"/>
      <text:p text:style-name="P2">rm -r (+nom du répertoire) = supprime un répertoire récursif</text:p>
      <text:p text:style-name="P2"/>
      <text:p text:style-name="P3">Tu rencontreras le terme de récursivité dans ton apprentissage du code. Il s'agit de répéter un certain nombre de fois une même opération. </text:p>
      <text:p text:style-name="P7"/>
      <text:p text:style-name="P4"><text:span text:style-name="T1"><text:s/></text:span><text:span text:style-name="Source_20_Text"><text:span text:style-name="T1">mv carotte chou* courgette legumes/ = déplace tous les mots commençant par « chou » et courgette dans légumes</text:span></text:span></text:p>
      <text:p text:style-name="P4"><text:span text:style-name="Source_20_Text"><text:span text:style-name="T1"/></text:span></text:p>
      <text:p text:style-name="Text_20_body"><text:span text:style-name="T1"><text:s/></text:span><text:span text:style-name="Source_20_Text"><text:span text:style-name="T1">mv fruits/orange fruits/pamplemousse= <text:s text:c="2"/>renomme orange en pamplemousse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mv legumes/courgette fruits/kiwi = déplace courgette dans fruits et renomme le kiwi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man (+nom d'une commande) = demande de l'aide sur la commande (q pour sortir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SORTIE STANDARD = sortie dans le terminal</text:span></text:span></text:p>
      <text:p text:style-name="Text_20_body"><text:soft-page-break/><text:span text:style-name="Source_20_Text"><text:span text:style-name="T1">cat <text:s/>(+ nom du fichier) = affiche le contenu d'un fichier texte intégralement</text:span></text:span></text:p>
      <text:h text:style-name="Heading_20_3" text:outline-level="3"><text:span text:style-name="Source_20_Text"><text:span text:style-name="T1">Saisir avec </text:span></text:span><text:span text:style-name="Source_20_Text">cat</text:span></text:h>
      <text:p text:style-name="Text_20_body">Comme tu l’as déjà vu, <text:span text:style-name="Source_20_Text">cat</text:span> permet d'afficher du contenu sur la sortie standard. Ce contenu peut tout aussi bien provenir d'un fichier que de l'"entrée standard", c'est-à-dire du clavier. Il n'y a qu'une entrée, l'entrée standard <text:span text:style-name="Emphasis">stdin</text:span>, portant le numéro 0.</text:p>
      <text:p text:style-name="Text_20_body">Tape <text:span text:style-name="Source_20_Text">cat</text:span> sans argument et valide.</text:p>
      <text:p text:style-name="Text_20_body">Le terminal semble se bloquer : faute de lui avoir fourni un fichier d'entrée, <text:span text:style-name="Source_20_Text">cat</text:span> est en attente de saisie. Écris quelques mots, valide avec entrée, et répète cette opération. Tu peux constater que chaque ligne saisie est affichée une deuxième fois après validation. Explication : la commande <text:span text:style-name="Source_20_Text">cat</text:span> renvoie sur la sortie ce qu'elle reçoit en entrée. <text:span text:style-name="Strong_20_Emphasis">Pour signifier la fin de la saisie</text:span>, et retrouver le contrôle de ton terminal, effectue la combinaison de touches <text:span text:style-name="Emphasis">Ctrl+D</text:span> (le même principe s'appliquera aux commandes suivantes).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more <text:s/>(+ nom du fichier) = affiche le contenu d'un fichier texte page par page (espace pour avancer d'une page, b pour retour, q pour quitter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less (+ nom du fichier) = permet d'avancer et reculer grâce aux commandes haut/bas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head ou tail (+ nom du fichier) = affiche les 10 premières ou dernières lignes du fichier texte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-n (+ nombre) = spécifie le nombre de lignes que l'on veut voir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-f <text:s/>(+ nom du fichier) = mode « follow ». permet de voir les modifications en direct (ctrl C pour quitter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ls ~ &gt; (+ nom d'un fichier) = écrit le résultat de ls~ dans le fichier nommé (redirection de sortie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REDIRECTION DE SORTIE = sort le contenu dans un fichier autre que le terminal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&gt; = redirige la sortie d'une commande vers un autre fichier (crée le fichier ou écrase la version précédente) (ex : ls ~ &gt; plantes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&gt;&gt; = redirige la sortie d'une commande vers un autre fichier (ajoute le contenu plutot que de l'écraser) (ex : ls ~ &gt;&gt; plantes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h text:style-name="Heading_20_3" text:outline-level="3"><text:soft-page-break/><text:span text:style-name="Source_20_Text"><text:span text:style-name="T1">Compter avec </text:span></text:span><text:span text:style-name="Source_20_Text">wc</text:span></text:h>
      <text:p text:style-name="Text_20_body">Si dans la vie courante, WC peut-être assimilé à une "sortie standard", dans le monde Unix, <text:span text:style-name="Source_20_Text">wc</text:span> permet de compter les lignes, mots et/ou caractères d'une chaîne d'entrée. Tu peux l'appliquer à un fichier : <text:span text:style-name="Source_20_Text">wc languages.txt</text:span> affichera respectivement le nombre de lignes, de mots et de caractères contenus dans le fichier.</text:p>
      <text:p text:style-name="Text_20_body">Lance ensuite <text:span text:style-name="Source_20_Text">wc</text:span> sans option ni nom de fichier : comme pour <text:span text:style-name="Source_20_Text">cat</text:span>, le terminal semble se bloquer, ce qui signifie une attente de saisie. Saisis quelques mots, n'hésite pas à passer à la ligne, puis termine la saisie avec Ctrl+D : <text:span text:style-name="Source_20_Text">wc</text:span> affiche le compte de ce que tu lui as entré.</text:p>
      <text:h text:style-name="Heading_20_3" text:outline-level="3">Trier avec <text:span text:style-name="Source_20_Text">sort</text:span></text:h>
      <text:p text:style-name="Text_20_body">Tu peux appliquer <text:span text:style-name="Source_20_Text">sort</text:span> sur un fichier : <text:span text:style-name="Source_20_Text">sort languages.txt</text:span> t'affichera la liste des langages saisie précédemment, triée par ordre alphabétique.</text:p>
      <text:p text:style-name="Text_20_body">Teste <text:span text:style-name="Source_20_Text">sort</text:span> sans argument, puis saisis par exemple un prénom par ligne, sans ordre particulier, puis interromps la saisie pour obtenir la liste triée.</text:p>
      <text:h text:style-name="Heading_20_3" text:outline-level="3">Filtrer avec <text:span text:style-name="Source_20_Text">grep</text:span></text:h>
      <text:p text:style-name="Text_20_body"><text:span text:style-name="Source_20_Text">grep</text:span> permet de filtrer une entrée, pour ne garder que les lignes contenant un certain "motif" : par exemple une chaîne de caractères.</text:p>
      <text:p text:style-name="Text_20_body">Lance <text:span text:style-name="Source_20_Text">grep Java</text:span> puis saisis à nouveau des langages, chacun sur une ligne : <text:span text:style-name="Source_20_Text">Java</text:span>, <text:span text:style-name="Source_20_Text">JavaScript</text:span>, <text:span text:style-name="Source_20_Text">PHP</text:span>, <text:span text:style-name="Source_20_Text">Python</text:span>. Interromps la saisie (toujours avec <text:span text:style-name="Emphasis">Ctrl D</text:span>). </text:p>
      <text:p text:style-name="Text_20_body">Toutes les lignes saisies contenant <text:span text:style-name="Source_20_Text">Java</text:span> sont dupliquées à l'écran : <text:span text:style-name="Source_20_Text">grep</text:span> renvoie sur la sortie les lignes contenant la chaîne qu'on lui a donnée. Les autres lignes sont éliminées. <text:span text:style-name="Source_20_Text">grep</text:span> effectue donc un filtrage de l'entrée et donne le résultat sur la sortie standard.</text:p>
      <text:p text:style-name="Text_20_body"><text:span text:style-name="Source_20_Text">grep</text:span>, comme les commandes précédentes, peut travailler sur un fichier.</text:p>
      <text:h text:style-name="Heading_20_3" text:outline-level="3"><text:span text:style-name="Source_20_Text"><text:span text:style-name="T1">Rediriger une entrée</text:span></text:span></text:h>
      <text:p text:style-name="Text_20_body">Certaines commandes telles que <text:span text:style-name="Source_20_Text">cat</text:span> ou <text:span text:style-name="Source_20_Text">sort</text:span> peuvent directement agir sur un fichier donné en argument. </text:p>
      <text:p text:style-name="Text_20_body">On peut également rediriger l'entrée standard pour leur fournir l'entrée sur laquelle travailler : c'est le symétrique de la redirection de sortie. La redirection de sortie permet d'indiquer que la sortie redirigée n'est pas l'écran mais, par exemple, un fichier ; la redirection d'entrée permet d'indiquer que l'entrée standard n'est pas le clavier mais, par exemple, un fichier.</text:p>
      <text:p text:style-name="Text_20_body">Pour rediriger l'entrée standard, en prenant le contenu de <text:span text:style-name="Source_20_Text">languages.txt</text:span> comme entrée pour <text:span text:style-name="Source_20_Text">wc</text:span> :</text:p>
      <text:p text:style-name="P8">wc &lt; languages.txt</text:p>
      <text:p text:style-name="Text_20_body">Shell</text:p>
      <text:p text:style-name="Text_20_body">Il y a peu de différences avec <text:span text:style-name="Source_20_Text">wc languages.txt</text:span>, mais il est important d'au moins mentionner cet aspect avant de passer à la suite...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oft-page-break/><text:span text:style-name="Source_20_Text"><text:span text:style-name="T1"><text:s/>| = pipe (commande altgr + 6)</text:span></text:span></text:p>
      <text:p text:style-name="Text_20_body"><text:span text:style-name="Source_20_Text"><text:span text:style-name="T1">Si on souhaite </text:span></text:span><text:span text:style-name="Source_20_Text"><text:span text:style-name="Emphasis"><text:span text:style-name="T1">compter</text:span></text:span></text:span><text:span text:style-name="Source_20_Text"><text:span text:style-name="T1"> le nombre de prénoms féminins </text:span></text:span><text:span text:style-name="Source_20_Text"><text:span text:style-name="Emphasis"><text:span text:style-name="T1">et</text:span></text:span></text:span><text:span text:style-name="Source_20_Text"><text:span text:style-name="T1"> français, voici ce qu'on écrira :</text:span></text:span></text:p>
      <text:p text:style-name="P8">grep "f;french" &lt; Prenoms.csv | wc -l</text:p>
      <text:p text:style-name="Text_20_body">On indique à <text:span text:style-name="Source_20_Text">grep</text:span> de prendre <text:span text:style-name="Source_20_Text">Prenoms.csv</text:span> comme entrée, et de ne garder que les lignes contenant <text:span text:style-name="Source_20_Text">f:french</text:span>.</text:p>
      <text:p text:style-name="Text_20_body">Le caractère pipe <text:span text:style-name="Source_20_Text">|</text:span> redirige la sortie de <text:span text:style-name="Source_20_Text">grep</text:span> comme entrée pour <text:span text:style-name="Source_20_Text">wc</text:span>.</text:p>
      <text:p text:style-name="Text_20_body">Résultat :</text:p>
      <text:p text:style-name="P5"><text:span text:style-name="Source_20_Text"><text:span text:style-name="T2">snefr@LAPTOP-3ODR3I5N </text:span></text:span><text:span text:style-name="Source_20_Text"><text:span text:style-name="T3">MINGW64 </text:span></text:span><text:span text:style-name="Source_20_Text"><text:span text:style-name="T4">~/documents/GitHub</text:span></text:span><text:span text:style-name="Source_20_Text"><text:span text:style-name="T5"> (master)</text:span></text:span></text:p>
      <text:p text:style-name="P6">$ grep "f;french" &lt; Prenoms.csv | wc -l</text:p>
      <text:p text:style-name="P6">213</text:p>
      <text:p text:style-name="P6"/>
      <text:p text:style-name="P6"/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nevlle</meta:initial-creator>
    <meta:creation-date>2020-03-04T15:01:55.79</meta:creation-date>
    <dc:date>2020-03-08T19:04:10.28</dc:date>
    <dc:creator>sophie nevlle</dc:creator>
    <meta:editing-duration>PT5H33M21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5" meta:paragraph-count="86" meta:word-count="1289" meta:character-count="7452"/>
  </office:meta>
</office:document-meta>
</file>